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order="0.06pt solid #000000" fo:padding-top="1.05cm" fo:padding-bottom="0.049cm" fo:padding-left="0.049cm" fo:padding-right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2:09:34</dc:date>
    <dc:creator>artur </dc:creator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